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833in" table:align="margins"/>
    </style:style>
    <style:style style:name="Table1.A" style:family="table-column">
      <style:table-column-properties style:column-width="5.3229in" style:rel-column-width="7665*"/>
    </style:style>
    <style:style style:name="Table1.B" style:family="table-column">
      <style:table-column-properties style:column-width="2.7604in" style:rel-column-width="39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833in" table:align="margins"/>
    </style:style>
    <style:style style:name="Table2.A" style:family="table-column">
      <style:table-column-properties style:column-width="5.3229in" style:rel-column-width="7665*"/>
    </style:style>
    <style:style style:name="Table2.B" style:family="table-column">
      <style:table-column-properties style:column-width="2.7604in" style:rel-column-width="39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cbd4"/>
    </style:style>
    <style:style style:name="P2" style:family="paragraph" style:parent-style-name="Standard">
      <style:text-properties fo:font-size="11pt" officeooo:paragraph-rsid="00211dea" style:font-size-asian="11pt" style:font-size-complex="11pt"/>
    </style:style>
    <style:style style:name="P3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style:font-name="Liberation Serif" fo:font-size="12pt" officeooo:paragraph-rsid="000f25a5" style:font-size-asian="12pt" style:font-size-complex="12pt"/>
    </style:style>
    <style:style style:name="P4" style:family="paragraph" style:parent-style-name="Text_20_body">
      <style:text-properties officeooo:paragraph-rsid="000ccbd4"/>
    </style:style>
    <style:style style:name="P5" style:family="paragraph" style:parent-style-name="Table_20_Contents">
      <style:text-properties officeooo:paragraph-rsid="000ccbd4"/>
    </style:style>
    <style:style style:name="P6" style:family="paragraph" style:parent-style-name="Table_20_Contents">
      <style:text-properties officeooo:paragraph-rsid="000e94e6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text-properties fo:font-size="11pt" officeooo:paragraph-rsid="000e94e6" style:font-size-asian="11pt" style:font-size-complex="11pt"/>
    </style:style>
    <style:style style:name="P9" style:family="paragraph" style:parent-style-name="Table_20_Contents">
      <style:text-properties fo:font-size="11pt" officeooo:paragraph-rsid="000fea00" style:font-size-asian="11pt" style:font-size-complex="11pt"/>
    </style:style>
    <style:style style:name="P10" style:family="paragraph" style:parent-style-name="Table_20_Contents">
      <style:text-properties fo:font-size="11pt" officeooo:paragraph-rsid="0013c901" style:font-size-asian="11pt" style:font-size-complex="11pt"/>
    </style:style>
    <style:style style:name="P11" style:family="paragraph" style:parent-style-name="Table_20_Contents">
      <style:text-properties fo:font-size="11pt" officeooo:paragraph-rsid="00154ac3" style:font-size-asian="11pt" style:font-size-complex="11pt"/>
    </style:style>
    <style:style style:name="P12" style:family="paragraph" style:parent-style-name="Table_20_Contents">
      <style:text-properties fo:font-size="11pt" officeooo:paragraph-rsid="0017e85b" style:font-size-asian="11pt" style:font-size-complex="11pt"/>
    </style:style>
    <style:style style:name="P13" style:family="paragraph" style:parent-style-name="Table_20_Contents">
      <style:text-properties fo:font-size="11pt" officeooo:paragraph-rsid="001905dc" style:font-size-asian="11pt" style:font-size-complex="11pt"/>
    </style:style>
    <style:style style:name="P14" style:family="paragraph" style:parent-style-name="Table_20_Contents">
      <style:text-properties fo:font-size="11pt" officeooo:paragraph-rsid="0019f095" style:font-size-asian="11pt" style:font-size-complex="11pt"/>
    </style:style>
    <style:style style:name="P15" style:family="paragraph" style:parent-style-name="Table_20_Contents">
      <style:text-properties fo:font-size="11pt" officeooo:paragraph-rsid="001cb552" style:font-size-asian="11pt" style:font-size-complex="11pt"/>
    </style:style>
    <style:style style:name="P16" style:family="paragraph" style:parent-style-name="Table_20_Contents">
      <style:text-properties fo:font-size="11pt" officeooo:paragraph-rsid="001d792a" style:font-size-asian="11pt" style:font-size-complex="11pt"/>
    </style:style>
    <style:style style:name="P17" style:family="paragraph" style:parent-style-name="Table_20_Contents">
      <style:text-properties fo:font-size="11pt" officeooo:paragraph-rsid="001ebd8d" style:font-size-asian="11pt" style:font-size-complex="11pt"/>
    </style:style>
    <style:style style:name="P18" style:family="paragraph" style:parent-style-name="Table_20_Contents">
      <style:text-properties fo:font-size="11pt" officeooo:paragraph-rsid="00200f53" style:font-size-asian="11pt" style:font-size-complex="11pt"/>
    </style:style>
    <style:style style:name="P19" style:family="paragraph" style:parent-style-name="Table_20_Contents">
      <style:text-properties fo:font-size="11pt" officeooo:paragraph-rsid="002025bb" style:font-size-asian="11pt" style:font-size-complex="11pt"/>
    </style:style>
    <style:style style:name="P20" style:family="paragraph" style:parent-style-name="Table_20_Contents">
      <style:text-properties fo:font-size="11pt" officeooo:paragraph-rsid="00211dea" style:font-size-asian="11pt" style:font-size-complex="11pt"/>
    </style:style>
    <style:style style:name="P21" style:family="paragraph" style:parent-style-name="Table_20_Contents">
      <style:text-properties fo:font-size="11pt" officeooo:paragraph-rsid="0021963f" style:font-size-asian="11pt" style:font-size-complex="11pt"/>
    </style:style>
    <style:style style:name="P22" style:family="paragraph" style:parent-style-name="Table_20_Contents">
      <style:text-properties fo:font-size="11pt" officeooo:paragraph-rsid="00222323" style:font-size-asian="11pt" style:font-size-complex="11pt"/>
    </style:style>
    <style:style style:name="P23" style:family="paragraph" style:parent-style-name="Table_20_Contents">
      <style:text-properties fo:font-size="11pt" officeooo:paragraph-rsid="0023411d" style:font-size-asian="11pt" style:font-size-complex="11pt"/>
    </style:style>
    <style:style style:name="P24" style:family="paragraph" style:parent-style-name="Table_20_Contents">
      <style:text-properties fo:font-size="11pt" officeooo:paragraph-rsid="000ccbd4" style:font-size-asian="11pt" style:font-size-complex="11pt"/>
    </style:style>
    <style:style style:name="P25" style:family="paragraph" style:parent-style-name="Table_20_Contents">
      <style:text-properties officeooo:paragraph-rsid="000fea00"/>
    </style:style>
    <style:style style:name="P26" style:family="paragraph" style:parent-style-name="Table_20_Contents">
      <style:text-properties officeooo:paragraph-rsid="001542a4"/>
    </style:style>
    <style:style style:name="P27" style:family="paragraph" style:parent-style-name="Table_20_Contents">
      <style:text-properties officeooo:paragraph-rsid="00162fb8"/>
    </style:style>
    <style:style style:name="P28" style:family="paragraph" style:parent-style-name="Table_20_Contents">
      <style:text-properties officeooo:paragraph-rsid="001804df"/>
    </style:style>
    <style:style style:name="P29" style:family="paragraph" style:parent-style-name="Table_20_Contents">
      <style:text-properties officeooo:paragraph-rsid="001905dc"/>
    </style:style>
    <style:style style:name="P30" style:family="paragraph" style:parent-style-name="Table_20_Contents">
      <style:text-properties officeooo:paragraph-rsid="0019f095"/>
    </style:style>
    <style:style style:name="P31" style:family="paragraph" style:parent-style-name="Table_20_Contents">
      <style:text-properties officeooo:paragraph-rsid="001cb552"/>
    </style:style>
    <style:style style:name="P32" style:family="paragraph" style:parent-style-name="Table_20_Contents">
      <style:text-properties officeooo:paragraph-rsid="001d792a"/>
    </style:style>
    <style:style style:name="P33" style:family="paragraph" style:parent-style-name="Table_20_Contents">
      <style:text-properties officeooo:paragraph-rsid="001ebd8d"/>
    </style:style>
    <style:style style:name="P34" style:family="paragraph" style:parent-style-name="Table_20_Contents">
      <style:text-properties officeooo:paragraph-rsid="00200f53"/>
    </style:style>
    <style:style style:name="P35" style:family="paragraph" style:parent-style-name="Table_20_Contents">
      <style:text-properties officeooo:paragraph-rsid="002025bb"/>
    </style:style>
    <style:style style:name="P36" style:family="paragraph" style:parent-style-name="Table_20_Contents">
      <style:text-properties officeooo:paragraph-rsid="0021963f"/>
    </style:style>
    <style:style style:name="P37" style:family="paragraph" style:parent-style-name="Table_20_Contents">
      <style:text-properties officeooo:paragraph-rsid="00222323"/>
    </style:style>
    <style:style style:name="P38" style:family="paragraph" style:parent-style-name="Table_20_Contents">
      <style:text-properties officeooo:paragraph-rsid="0023411d"/>
    </style:style>
    <style:style style:name="T1" style:family="text">
      <style:text-properties fo:color="#000000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000000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l log del Turno Alieno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ssaggio Dal Server</text:p>
          </table:table-cell>
          <table:table-cell table:style-name="Table1.B1" office:value-type="string">
            <text:p text:style-name="P5">Azione GUI (Controller+Model+View)</text:p>
          </table:table-cell>
        </table:table-row>
        <table:table-row>
          <table:table-cell table:style-name="Table1.A2" office:value-type="string">
            <text:p text:style-name="P8">--=== Server Welcome message ===-- <text:s/></text:p>
            <text:p text:style-name="P8">Benvenuto su Escape from The Aliens in Outer Space!!</text:p>
            <text:p text:style-name="P8">Versione 0.9 <text:s text:c="23"/></text:p>
            <text:p text:style-name="P8">Have fun! <text:s text:c="26"/></text:p>
            <text:p text:style-name="P8">--=== End of Welcome message ===-- <text:s/></text:p>
          </table:table-cell>
          <table:table-cell table:style-name="Table1.B2" office:value-type="string">
            <text:p text:style-name="P6">Mostra JDialog con messaggio di benvenuto.</text:p>
          </table:table-cell>
        </table:table-row>
        <table:table-row>
          <table:table-cell table:style-name="Table1.A2" office:value-type="string">
            <text:p text:style-name="P8">We are playing the map "Galilei" <text:s text:c="3"/></text:p>
          </table:table-cell>
          <table:table-cell table:style-name="Table1.B2" office:value-type="string">
            <text:p text:style-name="P3"><text:span text:style-name="T1">Usa MapViewer per caricare la mappa col nome fornito e creare il label/scrollable/cliccabile</text:span></text:p>
          </table:table-cell>
        </table:table-row>
        <table:table-row>
          <table:table-cell table:style-name="Table1.A2" office:value-type="string">
            <text:p text:style-name="P9">There are (1/8) players waiting in this lobby</text:p>
          </table:table-cell>
          <table:table-cell table:style-name="Table1.B2" office:value-type="string">
            <text:p text:style-name="P25">Update GameState, e quindi playerPanels</text:p>
          </table:table-cell>
        </table:table-row>
        <table:table-row>
          <table:table-cell table:style-name="Table1.A2" office:value-type="string">
            <text:p text:style-name="P9"/>
            <text:p text:style-name="P9">A new player has connected (2/8) <text:s text:c="3"/></text:p>
          </table:table-cell>
          <table:table-cell table:style-name="Table1.B2" office:value-type="string">
            <text:p text:style-name="P25">Update GameState, e quindi playerPanels</text:p>
          </table:table-cell>
        </table:table-row>
        <table:table-row>
          <table:table-cell table:style-name="Table1.A2" office:value-type="string">
            <text:p text:style-name="P9">The game will start in 60 seconds <text:s text:c="2"/></text:p>
          </table:table-cell>
          <table:table-cell table:style-name="Table1.B2" office:value-type="string">
            <text:p text:style-name="P25">Pop-up: Timer (Un elemento nella View, oppure un non-modal Jdialog)</text:p>
          </table:table-cell>
        </table:table-row>
        <table:table-row>
          <table:table-cell table:style-name="Table1.A2" office:value-type="string">
            <text:p text:style-name="P10">Sei stato assegnato alla squadra ALIENS</text:p>
          </table:table-cell>
          <table:table-cell table:style-name="Table1.B2" office:value-type="string">
            <text:p text:style-name="P26">Update playerState: myTeam</text:p>
          </table:table-cell>
        </table:table-row>
        <table:table-row>
          <table:table-cell table:style-name="Table1.A2" office:value-type="string">
            <text:p text:style-name="P11">********** Turn number: 1 * Now Playing : Guest-0-2291 **********</text:p>
          </table:table-cell>
          <table:table-cell table:style-name="Table1.B2" office:value-type="string">
            <text:p text:style-name="P27">Update turnNumber; update playerPanels (ToAdd: field <text:s/>Playing)</text:p>
          </table:table-cell>
        </table:table-row>
        <table:table-row>
          <table:table-cell table:style-name="Table1.A2" office:value-type="string">
            <text:p text:style-name="P12">Hello player Guest-0-2291, you are located in L06 and it's your turn to move</text:p>
            <text:p text:style-name="P12">you have to move your character on the map</text:p>
          </table:table-cell>
          <table:table-cell table:style-name="Table1.B2" office:value-type="string">
            <text:p text:style-name="P28">Update: playerState (myLocation); [ToAdd: la myLocation sarà una cella evidenziata sulla mappa]</text:p>
            <text:p text:style-name="P29">Si può mandare un messaggio /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3">please enter valid position (es. A05)</text:p>
          </table:table-cell>
          <table:table-cell table:style-name="Table1.B2" office:value-type="string">
            <text:p text:style-name="P29">Show JInputDialog : richiedi posizione (da mandare poi al Server tramite il Relay).</text:p>
          </table:table-cell>
        </table:table-row>
        <table:table-row>
          <table:table-cell table:style-name="Table1.A2" office:value-type="string">
            <text:p text:style-name="P14">do you want to attack? <text:s/></text:p>
            <text:p text:style-name="P14">please enter 'yes' or 'no'</text:p>
          </table:table-cell>
          <table:table-cell table:style-name="Table1.B2" office:value-type="string">
            <text:p text:style-name="P30">Show JDialog (yes/no) : invia la String in risposta al Server tramite il Relay, come al solito.</text:p>
          </table:table-cell>
        </table:table-row>
        <table:table-row>
          <table:table-cell table:style-name="Table1.A2" office:value-type="string">
            <text:p text:style-name="P14">Your turn is now over <text:s text:c="2"/></text:p>
          </table:table-cell>
          <table:table-cell table:style-name="Table1.B2" office:value-type="string">
            <text:p text:style-name="P30">Niente / cambia il proprio TurnState da movement/attack a notPlaying</text:p>
          </table:table-cell>
        </table:table-row>
        <table:table-row>
          <table:table-cell table:style-name="Table1.A2" office:value-type="string">
            <text:p text:style-name="P15">********** Turn number: 1 * Now Playing : Guest-0-9179 **********</text:p>
          </table:table-cell>
          <table:table-cell table:style-name="Table1.B2" office:value-type="string">
            <text:p text:style-name="P31">Update turnNumber; update playerPanels (ToAdd: field <text:s/>Playing)</text:p>
          </table:table-cell>
        </table:table-row>
        <table:table-row>
          <table:table-cell table:style-name="Table1.A2" office:value-type="string">
            <text:p text:style-name="P16">You hear noise coming from coordinates M08</text:p>
          </table:table-cell>
          <table:table-cell table:style-name="Table1.B2" office:value-type="string">
            <text:p text:style-name="P32">Update playerPanels: lastKnownAction del Player in questione</text:p>
          </table:table-cell>
        </table:table-row>
        <table:table-row>
          <table:table-cell table:style-name="Table1.A2" office:value-type="string">
            <text:p text:style-name="P17">********** Turn number: 2 * Now Playing : Guest-0-2291 **********</text:p>
          </table:table-cell>
          <table:table-cell table:style-name="Table1.B2" office:value-type="string">
            <text:p text:style-name="P33">Come in precedenza</text:p>
          </table:table-cell>
        </table:table-row>
        <table:table-row>
          <table:table-cell table:style-name="Table1.A2" office:value-type="string">
            <text:p text:style-name="P17">Hello player Guest-0-2291, you are located in M06 and it's your turn to move</text:p>
            <text:p text:style-name="P17">you have to move your character on the map</text:p>
            <text:p text:style-name="P2">please enter valid position (es. A05)</text:p>
            <text:p text:style-name="P20"><text:soft-page-break/>...</text:p>
            <text:p text:style-name="P20">do you want to attack? <text:s/></text:p>
            <text:p text:style-name="P20">please enter 'yes' or 'no'</text:p>
          </table:table-cell>
          <table:table-cell table:style-name="Table1.B2" office:value-type="string">
            <text:p text:style-name="P33">.</text:p>
          </table:table-cell>
        </table:table-row>
        <table:table-row>
          <table:table-cell table:style-name="Table1.A2" office:value-type="string">
            <text:p text:style-name="P18">enter the coordinates where you want to make a noise</text:p>
          </table:table-cell>
          <table:table-cell table:style-name="Table1.B2" office:value-type="string">
            <text:p text:style-name="P34">Mandare un messaggio e/o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8">please enter valid position (es. A05)</text:p>
            <text:p text:style-name="P20">You hear noise coming from coordinates A03</text:p>
          </table:table-cell>
          <table:table-cell table:style-name="Table1.B2" office:value-type="string">
            <text:p text:style-name="P34">.</text:p>
          </table:table-cell>
        </table:table-row>
        <table:table-row>
          <table:table-cell table:style-name="Table1.A2" office:value-type="string">
            <text:p text:style-name="P18">You have drawn a DefenseCard-type object card</text:p>
          </table:table-cell>
          <table:table-cell table:style-name="Table1.B2" office:value-type="string">
            <text:p text:style-name="P34">Update playerState nel Model (e di conseguenza, tramite observer-observable, update ObjectCardsPanel).</text:p>
            <text:p text:style-name="P37">Non fare update del playerPanel, il pescare una carta oggetto non è un'azione pubblica.</text:p>
          </table:table-cell>
        </table:table-row>
        <table:table-row>
          <table:table-cell table:style-name="Table1.A2" office:value-type="string">
            <text:p text:style-name="P18">Your turn is now over <text:s text:c="2"/></text:p>
            <text:p text:style-name="P18">********** Turn number: 2 * Now Playing : Guest-0-9179 **********</text:p>
            <text:p text:style-name="P18">You hear noise coming from coordinates N08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Player Guest-0-9179 is using a LightsCard-type card. Guest-0-9179 is a human for sure!</text:p>
          </table:table-cell>
          <table:table-cell table:style-name="Table1.B2" office:value-type="string">
            <text:p text:style-name="P35">Update playerState, e quindi playerPanels: lastKnownAction del Player in questione (objectCard : lights)</text:p>
          </table:table-cell>
        </table:table-row>
        <table:table-row>
          <table:table-cell table:style-name="Table1.A2" office:value-type="string">
            <text:p text:style-name="P19">Player Guest-0-2291 identified! Location: N06</text:p>
          </table:table-cell>
          <table:table-cell table:style-name="Table1.B2" office:value-type="string">
            <text:p text:style-name="P35">Update playerState, e quindi playerPanels: lastKnownAction del Player in questione (located : N06)</text:p>
          </table:table-cell>
        </table:table-row>
        <table:table-row>
          <table:table-cell table:style-name="Table1.A2" office:value-type="string">
            <text:p text:style-name="P20">********** Turn number: 3 * Now Playing : Guest-0-2291 **********</text:p>
            <text:p text:style-name="P20">Hello player Guest-0-2291, you are located in N06 and it's your turn to move</text:p>
            <text:p text:style-name="P20">you have to move your character on the map</text:p>
            <text:p text:style-name="P20">please enter valid position (es. A05)</text:p>
          </table:table-cell>
          <table:table-cell table:style-name="Table1.B2" office:value-type="string">
            <text:p text:style-name="Table_20_Contents">.</text:p>
          </table:table-cell>
        </table:table-row>
        <table:table-row>
          <table:table-cell table:style-name="Table1.A2" office:value-type="string">
            <text:p text:style-name="P21">(My turn, coordinates)&gt; chat:stronzo!</text:p>
            <text:p text:style-name="P21">Guest-0-2291 says: stronzo!</text:p>
          </table:table-cell>
          <table:table-cell table:style-name="Table1.B2" office:value-type="string">
            <text:p text:style-name="P36">Manda un messaggio nella ChatArea di tutti i Players</text:p>
          </table:table-cell>
        </table:table-row>
        <table:table-row>
          <table:table-cell table:style-name="Table1.A2" office:value-type="string">
            <text:p text:style-name="P21">..PlayerCanNotEnterException : Destination can not be reached by members of your team</text:p>
          </table:table-cell>
          <table:table-cell table:style-name="Table1.B2" office:value-type="string">
            <text:p text:style-name="P36">Mostra JDialog con l'errore. Obbliga l'utente a ritentare (mostra di nuovo <text:s/>il Jdialog con la posizione)</text:p>
          </table:table-cell>
        </table:table-row>
        <table:table-row>
          <table:table-cell table:style-name="Table1.A2" office:value-type="string">
            <text:p text:style-name="P22">you have to move your character on the map</text:p>
            <text:p text:style-name="P22">please enter valid position (es. A05)</text:p>
            <text:p text:style-name="P22">(My turn, coordinates)&gt; O06</text:p>
            <text:p text:style-name="P22">do you want to attack? <text:s/></text:p>
            <text:p text:style-name="P22">please enter 'yes' or 'no'</text:p>
            <text:p text:style-name="P22">(My turn, yes/no)&gt; yes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Player Guest-0-2291 is attacking in sector O06!</text:p>
          </table:table-cell>
          <table:table-cell table:style-name="Table1.B2" office:value-type="string">
            <text:p text:style-name="P37">Update playerState, e quindi playerPanels: lastKnownAction del Player in questione (attacked : <text:s/>O06)</text:p>
          </table:table-cell>
        </table:table-row>
        <table:table-row>
          <table:table-cell table:style-name="Table1.A2" office:value-type="string">
            <text:p text:style-name="P22">Your turn is now over <text:s text:c="2"/></text:p>
            <text:p text:style-name="P22">********** Turn number: 3 * Now Playing : Guest-0-9179 **********</text:p>
            <text:p text:style-name="P22">********** Turn number: 4 * Now Playing : Guest-0-2291 **********</text:p>
            <text:p text:style-name="P22"><text:soft-page-break/>Hello player Guest-0-2291, you are located in O06 and it's your turn to move</text:p>
            <text:p text:style-name="P22">you have to move your character on the map</text:p>
            <text:p text:style-name="P22">please enter valid position (es. A05)</text:p>
            <text:p text:style-name="P22">do you want to attack? <text:s/></text:p>
            <text:p text:style-name="P22">please enter 'yes' or 'no'</text:p>
            <text:p text:style-name="P22">Your turn is now over <text:s text:c="2"/></text:p>
            <text:p text:style-name="P9">Player Guest-0-2291 is attacking in sector O08!</text:p>
          </table:table-cell>
          <table:table-cell table:style-name="Table1.B2" office:value-type="string">
            <text:p text:style-name="Table_20_Contents">.</text:p>
          </table:table-cell>
        </table:table-row>
        <table:table-row>
          <table:table-cell table:style-name="Table1.A2" office:value-type="string">
            <text:p text:style-name="P22">Player Guest-0-9179 was killed!</text:p>
            <text:p text:style-name="P22"/>
          </table:table-cell>
          <table:table-cell table:style-name="Table1.B2" office:value-type="string">
            <text:p text:style-name="P37">Update playerState, e quindi playerPanels:</text:p>
            <text:p text:style-name="P37">set Player2 : dead.</text:p>
            <text:p text:style-name="P37"><text:s/>LastKnownAction del Player1 (attacked : <text:s/>O06)</text:p>
          </table:table-cell>
        </table:table-row>
        <table:table-row>
          <table:table-cell table:style-name="Table1.A2" office:value-type="string">
            <text:p text:style-name="P22">Your turn is now over <text:s text:c="2"/></text:p>
            <text:p text:style-name="P22"/>
          </table:table-cell>
          <table:table-cell table:style-name="Table1.B2" office:value-type="string">
            <text:p text:style-name="Table_20_Contents">.</text:p>
          </table:table-cell>
        </table:table-row>
        <table:table-row>
          <table:table-cell table:style-name="Table1.A2" office:value-type="string">
            <text:p text:style-name="P22">End of the Game! Here come the results</text:p>
            <text:p text:style-name="P22">Team HUMANS was defeated <text:s text:c="11"/></text:p>
            <text:p text:style-name="P22">Winners from the ALIENS team: Guest-0-2291</text:p>
            <text:p text:style-name="P22">Goodbye user Guest-0-2291, it was nice to have you on our server</text:p>
            <text:p text:style-name="P22">Disconnected by server; press enter to quit.</text:p>
          </table:table-cell>
          <table:table-cell table:style-name="Table1.B2" office:value-type="string">
            <text:p text:style-name="P37">Show Jdialog con i risultati. (Chiudere l' applicazione uscendo dal Dialog?)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al log del Turno Umano: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Messaggio Dal Server</text:p>
          </table:table-cell>
          <table:table-cell table:style-name="Table2.B1" office:value-type="string">
            <text:p text:style-name="P38">Azione GUI (Controller+Model+View)</text:p>
          </table:table-cell>
        </table:table-row>
        <table:table-row>
          <table:table-cell table:style-name="Table2.A2" office:value-type="string">
            <text:p text:style-name="P23">--=== Server Welcome message ===-- <text:s/></text:p>
            <text:p text:style-name="P23">Benvenuto su Escape from The Aliens in Outer Space!!</text:p>
            <text:p text:style-name="P23">Versione 0.9 <text:s text:c="23"/></text:p>
            <text:p text:style-name="P23">Have fun! <text:s text:c="26"/></text:p>
            <text:p text:style-name="P23">--=== End of Welcome message ===--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We are playing the map "Galilei" <text:s text:c="2"/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There are (2/8) players waiting in this lobby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The game will start in 60 seconds <text:s/>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Sei stato assegnato alla squadra HUMANS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********** Turn number: 1 * Now Playing : Guest-0-2291 **********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********** Turn number: 1 * Now Playing : Guest-0-9179 **********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Hello player Guest-0-9179, you are located in L08 and it's your turn to move</text:p>
            <text:p text:style-name="P23">you have to move your character on the map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please enter valid position (es. A05)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You hear noise coming from coordinates M08</text:p>
          </table:table-cell>
          <table:table-cell table:style-name="Table2.B2" office:value-type="string">
            <text:p text:style-name="P5"/>
          </table:table-cell>
        </table:table-row>
        <text:soft-page-break/>
        <table:table-row>
          <table:table-cell table:style-name="Table2.A2" office:value-type="string">
            <text:p text:style-name="P23">Your turn is now over <text:s text:c="2"/>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********** Turn number: 2 * Now Playing : Guest-0-2291 **********</text:p>
            <text:p text:style-name="P23">You hear noise coming from coordinates A03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3"><text:s text:c="2"/></text:p>
            <text:p text:style-name="P23"><text:s/></text:p>
            <text:p text:style-name="P23"/>
            <text:p text:style-name="P23"><text:s/>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********** Turn number: 2 * Now Playing : Guest-0-9179 **********</text:p>
            <text:p text:style-name="P23">Hello player Guest-0-9179, you are located in M08 and it's your turn to move</text:p>
            <text:p text:style-name="P23">you have to move your character on the map</text:p>
            <text:p text:style-name="P23">please enter valid position (es. A05)</text:p>
            <text:p text:style-name="P23">(My turn, coordinates)&gt; N08</text:p>
            <text:p text:style-name="P23">You hear noise coming from coordinates N08</text:p>
            <text:p text:style-name="P23">You have drawn a LightsCard-type object card</text:p>
            <text:p text:style-name="P23">Do you want to play an object card?</text:p>
            <text:p text:style-name="P23">please enter 'yes' or 'no'</text:p>
            <text:p text:style-name="P23">(My turn, yes/no)&gt; yes</text:p>
            <text:p text:style-name="P23">please specify the object card</text:p>
            <text:p text:style-name="P23">Valid cards are: "attack", "defense", "teleport", "lights", "sedatives", "adrenaline"</text:p>
            <text:p text:style-name="P23">(My turn, object-card)&gt; lights</text:p>
            <text:p text:style-name="P23">Player Guest-0-9179 is using a LightsCard-type card. Guest-0-9179 is a human for sure!</text:p>
            <text:p text:style-name="P23">enter the position of the cell where the lights will be turned on</text:p>
            <text:p text:style-name="P23">please enter valid position (es. A05)</text:p>
            <text:p text:style-name="P23">(My turn, coordinates)&gt; N06</text:p>
            <text:p text:style-name="P23">Player Guest-0-2291 identified! Location: N06</text:p>
            <text:p text:style-name="P23">Your turn is now over <text:s text:c="2"/></text:p>
            <text:p text:style-name="P23">********** Turn number: 3 * Now Playing : Guest-0-2291 **********</text:p>
            <text:p text:style-name="P23">Guest-0-2291 says: stronzo! <text:s text:c="8"/></text:p>
            <text:p text:style-name="P23">Player Guest-0-2291 is attacking in sector O06!</text:p>
            <text:p text:style-name="P23">********** Turn number: 3 * Now Playing : Guest-0-9179 **********</text:p>
            <text:p text:style-name="P23">Hello player Guest-0-9179, you are located in N08 and it's your turn to move</text:p>
            <text:p text:style-name="P23">you have to move your character on the map</text:p>
            <text:p text:style-name="P23">please enter valid position (es. A05)</text:p>
            <text:p text:style-name="P23">(My turn, coordinates)&gt; O08</text:p>
            <text:p text:style-name="P23"><text:soft-page-break/>You have drawn a AdrenalineCard-type object card</text:p>
            <text:p text:style-name="P23">Do you want to play an object card?</text:p>
            <text:p text:style-name="P23">please enter 'yes' or 'no'</text:p>
            <text:p text:style-name="P23">(My turn, yes/no)&gt; yes</text:p>
            <text:p text:style-name="P23">please specify the object card</text:p>
            <text:p text:style-name="P23">Valid cards are: "attack", "defense", "teleport", "lights", "sedatives", "adrenaline"</text:p>
            <text:p text:style-name="P23">(My turn, object-card)&gt; adrenaline</text:p>
            <text:p text:style-name="P23">WrongCardException : You are not allowed to play that card during this phase of the turn</text:p>
            <text:p text:style-name="P23">Do you want to play an object card?</text:p>
            <text:p text:style-name="P23">please enter 'yes' or 'no'</text:p>
            <text:p text:style-name="P23">(My turn, yes/no)&gt; no</text:p>
            <text:p text:style-name="P23">Your turn is now over <text:s text:c="2"/></text:p>
            <text:p text:style-name="P23">********** Turn number: 4 * Now Playing : Guest-0-2291 **********</text:p>
            <text:p text:style-name="P23">********** Turn number: 4 * Now Playing : Guest-0-9179 **********</text:p>
            <text:p text:style-name="P23">Hello player Guest-0-9179, you are located in O08 and it's your turn to move</text:p>
            <text:p text:style-name="P23">Do you want to play an object card?</text:p>
            <text:p text:style-name="P23">please enter 'yes' or 'no'</text:p>
            <text:p text:style-name="P23">(My turn, yes/no)&gt; no </text:p>
            <text:p text:style-name="P23">you have to move your character on the map</text:p>
            <text:p text:style-name="P23">please enter valid position (es. A05)</text:p>
            <text:p text:style-name="P23">(My turn, coordinates)&gt; O08</text:p>
            <text:p text:style-name="P23">You have drawn a TeleportCard-type object card</text:p>
            <text:p text:style-name="P23">Do you want to play an object card?</text:p>
            <text:p text:style-name="P23">please enter 'yes' or 'no'</text:p>
            <text:p text:style-name="P23">(My turn, yes/no)&gt; no</text:p>
            <text:p text:style-name="P23">Your turn is now over <text:s text:c="2"/></text:p>
            <text:p text:style-name="P23">********** Turn number: 5 * Now Playing : Guest-0-2291 **********</text:p>
            <text:p text:style-name="P23">Player Guest-0-2291 is attacking in sector O08!</text:p>
            <text:p text:style-name="P23">Player Guest-0-9179 was killed! <text:s text:c="4"/></text:p>
            <text:p text:style-name="P23">End of the Game! Here come the results</text:p>
            <text:p text:style-name="P23">Team HUMANS was defeated <text:s text:c="11"/></text:p>
            <text:p text:style-name="P23">Winners from the ALIENS team: Guest-0-2291</text:p>
            <text:p text:style-name="P23">Goodbye user Guest-0-9179, it was nice to have you on our server</text:p>
            <text:p text:style-name="P23">Disconnected by server; press enter to quit.</text:p>
            <text:p text:style-name="P23">(Someone else's turn, free-action)&gt;</text:p>
          </table:table-cell>
          <table:table-cell table:style-name="Table2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8T19:22:16</meta:creation-date>
    <dc:date>2015-06-08T20:01:18</dc:date>
    <dc:creator>Andrea </dc:creator>
    <meta:editing-duration>PT36M48S</meta:editing-duration>
    <meta:editing-cycles>27</meta:editing-cycles>
    <meta:generator>LibreOffice/4.0.4.2$Linux_X86_64 LibreOffice_project/400m0$Build-2</meta:generator>
    <meta:document-statistic meta:table-count="2" meta:image-count="0" meta:object-count="0" meta:page-count="5" meta:paragraph-count="187" meta:word-count="1337" meta:character-count="8460" meta:non-whitespace-character-count="6965"/>
  </office:meta>
</office:document-meta>
</file>